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F0000019BFD92899503490F29.png" manifest:media-type="image/png"/>
  <manifest:file-entry manifest:full-path="Pictures/10000201000003D40000021710AC4C8BCDDB2FE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01b0" officeooo:paragraph-rsid="000c01b0"/>
    </style:style>
    <style:style style:name="P2" style:family="paragraph" style:parent-style-name="Standard">
      <style:text-properties fo:font-size="14pt" fo:font-weight="bold" officeooo:rsid="000c01b0" officeooo:paragraph-rsid="000c01b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45599" officeooo:paragraph-rsid="0014559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8pt" fo:font-weight="bold" officeooo:rsid="000c01b0" officeooo:paragraph-rsid="000c01b0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0c855e" officeooo:paragraph-rsid="000c855e"/>
    </style:style>
    <style:style style:name="P6" style:family="paragraph" style:parent-style-name="Standard">
      <style:text-properties officeooo:rsid="000e1e77" officeooo:paragraph-rsid="000e1e77"/>
    </style:style>
    <style:style style:name="P7" style:family="paragraph" style:parent-style-name="Standard">
      <style:text-properties officeooo:rsid="000f7a54" officeooo:paragraph-rsid="000f7a54"/>
    </style:style>
    <style:style style:name="P8" style:family="paragraph" style:parent-style-name="Standard">
      <style:text-properties officeooo:rsid="000f7a54" officeooo:paragraph-rsid="0010fdd7"/>
    </style:style>
    <style:style style:name="P9" style:family="paragraph" style:parent-style-name="Standard">
      <style:text-properties fo:font-style="italic" fo:font-weight="bold" officeooo:rsid="000f7a54" officeooo:paragraph-rsid="000f7a54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officeooo:rsid="0010fdd7" officeooo:paragraph-rsid="0010fdd7" style:font-style-asian="italic" style:font-style-complex="italic"/>
    </style:style>
    <style:style style:name="P11" style:family="paragraph" style:parent-style-name="Standard">
      <style:text-properties officeooo:rsid="0010fdd7" officeooo:paragraph-rsid="0010fdd7"/>
    </style:style>
    <style:style style:name="P12" style:family="paragraph" style:parent-style-name="Standard">
      <style:text-properties officeooo:rsid="00121b47" officeooo:paragraph-rsid="00121b47"/>
    </style:style>
    <style:style style:name="P13" style:family="paragraph" style:parent-style-name="Standard">
      <style:text-properties officeooo:rsid="00145599" officeooo:paragraph-rsid="00145599"/>
    </style:style>
    <style:style style:name="P14" style:family="paragraph" style:parent-style-name="Standard">
      <style:text-properties officeooo:rsid="0014aaa4" officeooo:paragraph-rsid="0014aaa4"/>
    </style:style>
    <style:style style:name="P15" style:family="paragraph" style:parent-style-name="Standard">
      <style:text-properties officeooo:rsid="0018359f" officeooo:paragraph-rsid="0018359f"/>
    </style:style>
    <style:style style:name="P16" style:family="paragraph" style:parent-style-name="Standard">
      <style:text-properties officeooo:rsid="0018359f" officeooo:paragraph-rsid="00191752"/>
    </style:style>
    <style:style style:name="P17" style:family="paragraph" style:parent-style-name="Standard">
      <style:text-properties officeooo:rsid="00191752" officeooo:paragraph-rsid="00191752"/>
    </style:style>
    <style:style style:name="P18" style:family="paragraph" style:parent-style-name="Standard">
      <style:text-properties fo:font-weight="normal" officeooo:rsid="00191752" officeooo:paragraph-rsid="00191752" style:font-weight-asian="normal" style:font-weight-complex="normal"/>
    </style:style>
    <style:style style:name="P19" style:family="paragraph" style:parent-style-name="Standard" style:list-style-name="L1">
      <style:text-properties officeooo:paragraph-rsid="000f7a54"/>
    </style:style>
    <style:style style:name="P20" style:family="paragraph" style:parent-style-name="Standard" style:list-style-name="L1">
      <style:text-properties officeooo:rsid="000f7a54" officeooo:paragraph-rsid="000f7a54"/>
    </style:style>
    <style:style style:name="P21" style:family="paragraph" style:parent-style-name="Standard" style:list-style-name="L1">
      <style:text-properties officeooo:rsid="000f7a54" officeooo:paragraph-rsid="0010fdd7"/>
    </style:style>
    <style:style style:name="T1" style:family="text">
      <style:text-properties officeooo:rsid="000e1e77"/>
    </style:style>
    <style:style style:name="T2" style:family="text">
      <style:text-properties officeooo:rsid="000f7a54"/>
    </style:style>
    <style:style style:name="T3" style:family="text">
      <style:text-properties officeooo:rsid="0010fdd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officeooo:rsid="00121b47"/>
    </style:style>
    <style:style style:name="T7" style:family="text">
      <style:text-properties officeooo:rsid="0014aaa4"/>
    </style:style>
    <style:style style:name="T8" style:family="text">
      <style:text-properties officeooo:rsid="0018359f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fo:font-style="normal" officeooo:rsid="00191752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9175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ubernetes</text:p>
      <text:p text:style-name="P1"/>
      <text:p text:style-name="P1"/>
      <text:p text:style-name="P2">Introducción</text:p>
      <text:p text:style-name="P1"/>
      <text:p text:style-name="P1">Kubernetes, o k8s, es un orquestador de contenedores, tiene similitud con Docker Swarm pero con mayor funcionalidades. Permite el escalamiento, cambio<text:span text:style-name="T1">s</text:span> en tiempo real, replicas entre otras cosas.</text:p>
      <text:p text:style-name="P1"/>
      <text:p text:style-name="P5">Comenzo en 2015 y luego fue donado Cloud Native Computing Foundation (CNCF)</text:p>
      <text:p text:style-name="P5"/>
      <text:p text:style-name="P5">Pagina oficial: <text:a xlink:type="simple" xlink:href="https://kubernetes.io/" text:style-name="Internet_20_link" text:visited-style-name="Visited_20_Internet_20_Link">https://kubernetes.io/</text:a></text:p>
      <text:p text:style-name="P5"/>
      <text:p text:style-name="P6"/>
      <text:p text:style-name="P9">Arquitectura basica</text:p>
      <text:p text:style-name="P7"/>
      <text:p text:style-name="P11"><text:span text:style-name="T5">Maestro</text:span>:</text:p>
      <text:p text:style-name="P7"><draw:frame draw:style-name="fr2" draw:name="Image1" text:anchor-type="char" svg:width="6.1272in" svg:height="3.3445in" draw:z-index="0"><draw:image xlink:href="Pictures/10000201000003D40000021710AC4C8BCDDB2FEE.png" xlink:type="simple" xlink:show="embed" xlink:actuate="onLoad" draw:mime-type="image/png"/></draw:frame></text:p>
      <text:p text:style-name="P7">Cluster: conjunto de maestro y nodos</text:p>
      <text:p text:style-name="P7"/>
      <text:p text:style-name="P8">Cliente: se comunica al kubernete mediante la API-SERVER realizando un POST de un archivo .yaml</text:p>
      <text:p text:style-name="P7"/>
      <text:p text:style-name="P7">Control plane o maestro: se encarga de la administracion del cluster</text:p>
      <text:p text:style-name="P7"/>
      <text:p text:style-name="P7">Controller Manager: esta compuesto de componentes que gestionan <text:span text:style-name="T3">distintas</text:span> caracteristicas del cluster.</text:p>
      <text:list xml:id="list2412089925" text:style-name="L1">
        <text:list-item>
          <text:p text:style-name="P19"><text:span text:style-name="T2">Node Controller: gestiona la parte de los nodos, si estan vivos, si estan caidos </text:span><text:span text:style-name="T3">y que hacer en ese caso</text:span><text:span text:style-name="T2">.</text:span></text:p>
        </text:list-item>
        <text:list-item>
          <text:p text:style-name="P20">Replicaction Controller: <text:span text:style-name="T3">basicamente se encarga de conseguir que las replicas de los contenedores esten correctas y activas.</text:span></text:p>
        </text:list-item>
        <text:list-item>
          <text:p text:style-name="P21">Endpoints Controller: <text:span text:style-name="T3">se vincula con los servicios </text:span><text:span text:style-name="T6">pods</text:span><text:span text:style-name="T3">, ofrece un endpoint a un determinado services que permite un deploy.</text:span></text:p>
        </text:list-item>
        <text:list-item>
          <text:p text:style-name="P21">Service Account &amp; Token Controllers: <text:span text:style-name="T3">para el servicio de cuenta y toke de autorizacion.</text:span></text:p>
        </text:list-item>
      </text:list>
      <text:p text:style-name="P8"><text:soft-page-break/></text:p>
      <text:p text:style-name="P11">Scheduler: determina cuando algo se pide donde va ir a parar dentro del cluster.</text:p>
      <text:p text:style-name="P11"/>
      <text:p text:style-name="P11">ETCD, almacen clave-valor: base de datos donde se persiste la informacion de configuracion del cluster.</text:p>
      <text:p text:style-name="P11"/>
      <text:p text:style-name="P11">Kubernetes DNS: es un DNS interno donde se va a pedir todo lo referente a la red</text:p>
      <text:p text:style-name="P11"/>
      <text:p text:style-name="P11">Cloud Controller manager: solo para cuando se despliga el cluster en la nube como AWS, Google Cloud, etc.</text:p>
      <text:p text:style-name="P11"/>
      <text:p text:style-name="P11"/>
      <text:p text:style-name="P10">Esclavo:</text:p>
      <text:p text:style-name="P11"><draw:frame draw:style-name="fr1" draw:name="Image2" text:anchor-type="char" svg:width="4.9898in" svg:height="4.2811in" draw:z-index="1"><draw:image xlink:href="Pictures/10000201000001DF0000019BFD92899503490F29.png" xlink:type="simple" xlink:show="embed" xlink:actuate="onLoad" draw:mime-type="image/png"/></draw:frame></text:p>
      <text:p text:style-name="P12">Nodo: ejecutor de contenedores</text:p>
      <text:p text:style-name="P12"/>
      <text:p text:style-name="P11">Conta<text:span text:style-name="T6">i</text:span>ner Runtime: <text:span text:style-name="T6">es el que se encarga de ejecutar el contenedor. Puede ser Docker, Containerd, Kubernetes CRI</text:span></text:p>
      <text:p text:style-name="P11"/>
      <text:p text:style-name="P12">Pod: es el componente mas pequeño dentro del cluster, basicamente es un container pero puede ser uno o mas contenedores que forman una unidad de trabajo.</text:p>
      <text:p text:style-name="P12"/>
      <text:p text:style-name="P12">Kubelet: es un agente que se despliega en cada nodo y trabaja de manera cooperativa con el maestro. Es el core dentro un nodo.</text:p>
      <text:p text:style-name="P12"/>
      <text:p text:style-name="P12">Kube-proxy: permite la conectividad de todos los componentes dentro del nodo con el resto del cluster.</text:p>
      <text:p text:style-name="P3"><text:soft-page-break/>Minikube</text:p>
      <text:p text:style-name="P13"/>
      <text:p text:style-name="P13">Es una herramienta que nos permite trabajar <text:span text:style-name="T7">de forma</text:span> local con Kubernetes. Crea un cluster con un solo nodo.</text:p>
      <text:p text:style-name="P13"/>
      <text:p text:style-name="P14"><text:span text:style-name="T8">Tiene</text:span> muchas de las caracteristicas de Kubernetes. Funciona dentro de una maquina virtual y soporta distintos container<text:span text:style-name="T8">s</text:span>: Containerd, CRI-O, Docker.</text:p>
      <text:p text:style-name="P14"/>
      <text:p text:style-name="P14">Es necesario instalar <text:span text:style-name="T9">Kubectl</text:span> que <text:span text:style-name="T8">es la herramienta para </text:span>gestiona<text:span text:style-name="T8">r</text:span> el cluster, y un Hypervisor como Virtuabox, <text:span text:style-name="T8">KVM o Docker</text:span>.</text:p>
      <text:p text:style-name="P14"/>
      <text:p text:style-name="P15"><text:span text:style-name="T4">Instalacion de Kubectl: </text:span><text:a xlink:type="simple" xlink:href="https://kubernetes.io/docs/tasks/tools/install-kubectl/" text:style-name="Internet_20_link" text:visited-style-name="Visited_20_Internet_20_Link"><text:span text:style-name="T4">https://kubernetes.io/docs/tasks/tools/install-kubectl/</text:span></text:a></text:p>
      <text:p text:style-name="P15"><text:span text:style-name="T4">Instalacion de Minikube: </text:span><text:a xlink:type="simple" xlink:href="https://minikube.sigs.k8s.io/docs/start/" text:style-name="Internet_20_link" text:visited-style-name="Visited_20_Internet_20_Link"><text:span text:style-name="T4">https://minikube.sigs.k8s.io/docs/start/</text:span></text:a></text:p>
      <text:p text:style-name="P15"/>
      <text:p text:style-name="P16">Para iniciar el cluster, ejecutar:</text:p>
      <text:p text:style-name="P16"><text:span text:style-name="T12"><text:tab/>#</text:span> minikube <text:span text:style-name="T11">start</text:span> --driver=&lt;<text:span text:style-name="T4">vm_driver</text:span>&gt;</text:p>
      <text:p text:style-name="P15"><text:span text:style-name="T12">donde </text:span><text:span text:style-name="T4">vm_driver </text:span><text:span text:style-name="T10">puede ser </text:span>docker, kvm2, virtualbox <text:span text:style-name="T12">entre otros. Si no se especifica el driver, se configura alguno de los disponibles.</text:span></text:p>
      <text:p text:style-name="P15"/>
      <text:p text:style-name="P16">La primera vez que se <text:span text:style-name="T12">inicia el cluster se</text:span> descarga l<text:span text:style-name="T12">os componentes necesarios</text:span> por lo que puede demorar un poco. Una vez terminado <text:span text:style-name="T12">se observa el estado con:</text:span></text:p>
      <text:p text:style-name="P16"><text:span text:style-name="T12"><text:tab/>#</text:span> minikube <text:span text:style-name="T11">status</text:span></text:p>
      <text:p text:style-name="P15"/>
      <text:p text:style-name="P17">Para detener el cluster:</text:p>
      <text:p text:style-name="P17"><text:tab/># minikube <text:span text:style-name="T11">stop</text:span></text:p>
      <text:p text:style-name="P17"/>
      <text:p text:style-name="P17">Para eliminar el cluster:</text:p>
      <text:p text:style-name="P17"><text:tab/># minikube <text:span text:style-name="T11">delete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13:13:17.553462605</meta:creation-date>
    <dc:date>2021-02-17T21:23:23.604454055</dc:date>
    <meta:editing-duration>PT26M50S</meta:editing-duration>
    <meta:editing-cycles>4</meta:editing-cycles>
    <meta:generator>LibreOffice/7.0.4.2$Linux_X86_64 LibreOffice_project/00$Build-2</meta:generator>
    <meta:document-statistic meta:table-count="0" meta:image-count="2" meta:object-count="0" meta:page-count="3" meta:paragraph-count="40" meta:word-count="462" meta:character-count="2995" meta:non-whitespace-character-count="2574"/>
  </office:meta>
</office:document-meta>
</file>